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.502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3.738cm"/>
    </style:style>
    <style:style style:name="co4" style:family="table-column">
      <style:table-column-properties fo:break-before="auto" style:column-width="9.97cm"/>
    </style:style>
    <style:style style:name="co5" style:family="table-column">
      <style:table-column-properties fo:break-before="auto" style:column-width="3.3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roid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Droid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Droid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Droid Sans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office:value-type="string">
            <text:p>FIO</text:p>
          </table:table-cell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string">
            <text:p>GROUPS</text:p>
          </table:table-cell>
          <table:table-cell office:value-type="string">
            <text:p>COMM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Белоконь Игорь Витальевич</text:p>
          </table:table-cell>
          <table:table-cell office:value-type="string">
            <text:p>BelokonIV</text:p>
          </table:table-cell>
          <table:table-cell office:value-type="string">
            <text:p>pblt9a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Беломестнов Дмитрий Андреевич</text:p>
          </table:table-cell>
          <table:table-cell office:value-type="string">
            <text:p>BelomestnovDA</text:p>
          </table:table-cell>
          <table:table-cell office:value-type="string">
            <text:p>y5g4ya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Бондарева Тратата Никифоровна</text:p>
          </table:table-cell>
          <table:table-cell office:value-type="string">
            <text:p>BondarevaTN</text:p>
          </table:table-cell>
          <table:table-cell office:value-type="string">
            <text:p>293s8s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Винничек Яргохор Слюнтяевич</text:p>
          </table:table-cell>
          <table:table-cell office:value-type="string">
            <text:p>VinnichekYS</text:p>
          </table:table-cell>
          <table:table-cell office:value-type="string">
            <text:p>9vms9q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Воротилкин Антуан Маузерович</text:p>
          </table:table-cell>
          <table:table-cell office:value-type="string">
            <text:p>VorotilkinAM</text:p>
          </table:table-cell>
          <table:table-cell office:value-type="string">
            <text:p>tdeitk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Горенская Апенина Изергилевна</text:p>
          </table:table-cell>
          <table:table-cell office:value-type="string">
            <text:p>GorenskayaAI</text:p>
          </table:table-cell>
          <table:table-cell office:value-type="string">
            <text:p>z89yko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Лукьянов Асфиксий Априориевич</text:p>
          </table:table-cell>
          <table:table-cell office:value-type="string">
            <text:p>LukyanovAA</text:p>
          </table:table-cell>
          <table:table-cell office:value-type="string">
            <text:p>fi2o50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Свиридов И.Н</text:p>
          </table:table-cell>
          <table:table-cell office:value-type="string">
            <text:p>SviridovIN</text:p>
          </table:table-cell>
          <table:table-cell office:value-type="string">
            <text:p>w6aoh0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Синяк Глушняк Мастдаевич</text:p>
          </table:table-cell>
          <table:table-cell office:value-type="string">
            <text:p>SinyakGM</text:p>
          </table:table-cell>
          <table:table-cell office:value-type="string">
            <text:p>j3ndpi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Яворская А.Г.</text:p>
          </table:table-cell>
          <table:table-cell office:value-type="string">
            <text:p>YavorskayaAG</text:p>
          </table:table-cell>
          <table:table-cell office:value-type="string">
            <text:p>rxw9px</text:p>
          </table:table-cell>
          <table:table-cell office:value-type="string">
            <text:p>DomainUsers,Students,plugdev,audio,video,cdrom,scanner</text:p>
          </table:table-cell>
          <table:table-cell table:number-columns-repeated="1020"/>
        </table:table-row>
        <table:table-row table:style-name="ro1" table:number-rows-repeated="1048492">
          <table:table-cell table:number-columns-repeated="1024"/>
        </table:table-row>
        <table:table-row table:style-name="ro3" table:number-rows-repeated="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inux Libertine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>
      <style:text-properties style:font-name-asian="Droid Sans Fallback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0:59:29</meta:creation-date>
    <dc:date>2013-10-09T11:09:45</dc:date>
    <meta:editing-duration>P0D</meta:editing-duration>
    <meta:editing-cycles>1</meta:editing-cycles>
    <meta:document-statistic meta:table-count="1" meta:cell-count="45" meta:object-count="0"/>
    <meta:generator>LibreOffice/4.0.4.2$Linux_X86_64 LibreOffice_project/400m0$Build-2</meta:generator>
  </office:meta>
</office:document-meta>
</file>